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reite in mm</text:p>
          </table:table-cell>
          <table:table-cell office:value-type="string" calcext:value-type="string">
            <text:p>Impulse</text:p>
          </table:table-cell>
          <table:table-cell office:value-type="string" calcext:value-type="string">
            <text:p>Zeit in s</text:p>
          </table:table-cell>
          <table:table-cell/>
          <table:table-cell office:value-type="string" calcext:value-type="string">
            <text:p>Impulsrate</text:p>
          </table:table-cell>
          <table:table-cell table:number-columns-repeated="3"/>
          <table:table-cell office:value-type="string" calcext:value-type="string">
            <text:p>B1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1114" calcext:value-type="float">
            <text:p>1114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2]/[.C2]" office:value-type="float" office:value="4.64166666666667" calcext:value-type="float">
            <text:p>4,64166666666667</text:p>
          </table:table-cell>
          <table:table-cell table:number-columns-repeated="3"/>
          <table:table-cell office:value-type="string" calcext:value-type="string">
            <text:p>B2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B3]/[.C3]" office:value-type="float" office:value="8.07971014492754" calcext:value-type="float">
            <text:p>8,07971014492754</text:p>
          </table:table-cell>
          <table:table-cell table:number-columns-repeated="3"/>
          <table:table-cell office:value-type="string" calcext:value-type="string">
            <text:p>B3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1111" calcext:value-type="float">
            <text:p>1111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B4]/[.C4]" office:value-type="float" office:value="3.02724795640327" calcext:value-type="float">
            <text:p>3,02724795640327</text:p>
          </table:table-cell>
          <table:table-cell table:number-columns-repeated="5"/>
        </table:table-row>
        <table:table-row table:style-name="ro1">
          <table:table-cell office:value-type="float" office:value="14.35" calcext:value-type="float">
            <text:p>14,35</text:p>
          </table:table-cell>
          <table:table-cell office:value-type="float" office:value="1113" calcext:value-type="float">
            <text:p>1113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B5]/[.C5]" office:value-type="float" office:value="1.82459016393443" calcext:value-type="float">
            <text:p>1,82459016393443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B6]/[.C6]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5:17:30.228735942</meta:creation-date>
    <meta:generator>LibreOffice/6.0.2.1.0$Linux_X86_64 LibreOffice_project/00m0$Build-1</meta:generator>
    <dc:date>2018-05-07T15:41:39.098207559</dc:date>
    <meta:editing-duration>PT24M8S</meta:editing-duration>
    <meta:editing-cycles>3</meta:editing-cycles>
    <meta:document-statistic meta:table-count="1" meta:cell-count="27" meta:object-count="0"/>
  </office:meta>
</office:document-meta>
</file>